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 Light2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6.2611in" fo:margin-left="0.0035in" fo:margin-top="0in" fo:margin-bottom="0in" table:align="left" style:writing-mode="lr-tb"/>
    </style:style>
    <style:style style:name="Table1.A" style:family="table-column">
      <style:table-column-properties style:column-width="0.7799in"/>
    </style:style>
    <style:style style:name="Table1.B" style:family="table-column">
      <style:table-column-properties style:column-width="4.0403in"/>
    </style:style>
    <style:style style:name="Table1.C" style:family="table-column">
      <style:table-column-properties style:column-width="0.7792in"/>
    </style:style>
    <style:style style:name="Table1.D" style:family="table-column">
      <style:table-column-properties style:column-width="0.661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0.3055in"/>
          <style:tab-stop style:position="6.261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0.611in"/>
          <style:tab-stop style:position="6.261in" style:type="right" style:leader-style="dotted" style:leader-text="."/>
        </style:tab-stops>
      </style:paragraph-properties>
    </style:style>
    <style:style style:name="P4" style:family="paragraph" style:parent-style-name="Heading_20_1" style:list-style-name="">
      <style:paragraph-properties fo:margin-left="0.3in" fo:margin-right="0in" fo:text-indent="-0.3in" style:auto-text-indent="false"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/>
    <style:style style:name="P7" style:family="paragraph" style:parent-style-name="Heading_20_2"/>
    <style:style style:name="P8" style:family="paragraph" style:parent-style-name="No_20_Spacing">
      <style:paragraph-properties fo:margin-top="0.028in" fo:margin-bottom="0.028in" style:contextual-spacing="false"/>
      <style:text-properties fo:color="#000000" loext:opacity="100%"/>
    </style:style>
    <style:style style:name="P9" style:family="paragraph" style:parent-style-name="No_20_Spacing">
      <style:paragraph-properties fo:text-align="end" style:justify-single-word="false"/>
    </style:style>
    <style:style style:name="P10" style:family="paragraph" style:parent-style-name="Standard" style:master-page-name="First_20_Page">
      <style:paragraph-properties style:page-number="0"/>
      <style:text-properties fo:color="#595959" loext:opacity="100%" fo:font-size="14pt" fo:language="en" fo:country="US" style:font-name-asian="F" style:font-size-asian="14pt" style:font-size-complex="14pt"/>
    </style:style>
    <style:style style:name="P11" style:family="paragraph" style:parent-style-name="Standard">
      <style:text-properties fo:color="#2f5496" loext:opacity="100%" style:font-name="Calibri Light2" fo:font-size="16pt" style:font-name-asian="F" style:font-size-asian="16pt" style:font-name-complex="F" style:font-size-complex="16pt"/>
    </style:style>
    <style:style style:name="P12" style:family="paragraph" style:parent-style-name="Standard">
      <style:text-properties fo:color="#2f5496" loext:opacity="100%" style:font-name="Calibri Light2" fo:font-size="16pt" style:font-name-asian="F" style:font-size-asian="16pt" style:font-name-complex="F" style:font-size-complex="16p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nl" fo:country="NL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4" style:family="paragraph">
      <loext:graphic-properties draw:fill="none"/>
      <style:paragraph-properties fo:text-align="start"/>
      <style:text-properties fo:color="#000000" loext:opacity="100%" fo:font-size="18pt"/>
    </style:style>
    <style:style style:name="P15" style:family="paragraph">
      <loext:graphic-properties draw:fill="solid" draw:fill-color="#4472c4"/>
      <style:paragraph-properties fo:text-align="start"/>
      <style:text-properties fo:color="#ffffff" loext:opacity="100%" fo:font-size="18pt"/>
    </style:style>
    <style:style style:name="P16" style:family="paragraph">
      <style:paragraph-properties fo:margin-top="0in" fo:margin-bottom="0in" fo:line-height="100%" fo:text-align="start"/>
      <style:text-properties fo:font-size="11pt"/>
    </style:style>
    <style:style style:name="P17" style:family="paragraph">
      <loext:graphic-properties draw:fill="gradient" draw:fill-gradient-name="Gradient_20_1"/>
      <style:paragraph-properties fo:margin-top="0in" fo:margin-bottom="0in" fo:line-height="100%" fo:text-align="start"/>
      <style:text-properties fo:font-size="11pt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ffff" draw:opacity="30%"/>
      <style:paragraph-properties fo:text-align="start"/>
      <style:text-properties fo:font-size="11pt"/>
    </style:style>
    <style:style style:name="T1" style:family="text">
      <style:text-properties fo:text-transform="uppercase" fo:color="#4472c4" loext:opacity="100%" fo:font-size="14pt" fo:language="nl" fo:country="NL" style:font-size-asian="14pt" style:font-size-complex="14pt"/>
    </style:style>
    <style:style style:name="T2" style:family="text">
      <style:text-properties fo:text-transform="uppercase" fo:color="#7f7f7f" loext:opacity="100%" fo:font-size="9pt" style:font-size-asian="9pt" style:font-size-complex="9pt"/>
    </style:style>
    <style:style style:name="T3" style:family="text">
      <style:text-properties style:use-window-font-color="true" loext:opacity="0%" fo:language="nl" fo:country="NL" fo:font-style="normal" style:font-style-asian="normal" style:font-style-complex="normal"/>
    </style:style>
    <style:style style:name="T4" style:family="text">
      <style:text-properties fo:color="#000000" loext:opacity="100%" fo:language="nl" fo:country="NL" fo:font-style="normal" style:font-style-asian="normal" style:font-style-complex="normal"/>
    </style:style>
    <style:style style:name="T5" style:family="text">
      <style:text-properties fo:color="#000000" loext:opacity="100%" fo:language="nl" fo:country="NL" fo:font-style="normal" style:font-style-asian="normal" style:font-style-complex="normal"/>
    </style:style>
    <style:style style:name="T6" style:family="text">
      <style:text-properties fo:color="#7f7f7f" loext:opacity="100%" fo:font-size="9pt" style:font-size-asian="9pt" style:font-size-complex="9pt"/>
    </style:style>
    <style:style style:name="T7" style:family="text">
      <style:text-properties fo:color="#ffffff" loext:opacity="100%" fo:font-size="12pt" style:font-size-asian="12pt" style:font-size-complex="12pt"/>
    </style:style>
    <style:style style:name="T8" style:family="text">
      <style:text-properties text:display="true"/>
    </style:style>
    <style:style style:name="T9" style:family="text">
      <style:text-properties style:font-name-asian="F" style:language-asian="nl" style:country-asian="N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36pt" fo:letter-spacing="norma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1in" fo:padding-right="1.2in" fo:wrap-option="wrap" fo:margin-left="0.1252in" fo:margin-right="0.1252in" fo:margin-top="0in" fo:margin-bottom="0.0008in" style:run-through="fore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 loext:rel-width-rel="paragraph"/>
    </style:style>
    <style:style style:name="gr2" style:family="graphic" style:parent-style-name="Frame">
      <style:graphic-properties draw:stroke="none" svg:stroke-width="0.0071in" draw:fill="none" draw:textarea-vertical-align="bottom" draw:auto-grow-height="true" fo:min-height="0in" fo:min-width="0in" fo:padding-top="0in" fo:padding-bottom="0in" fo:padding-left="1in" fo:padding-right="1.2in" fo:wrap-option="wrap" fo:margin-left="0.1252in" fo:margin-right="0.1252in" fo:margin-top="0in" fo:margin-bottom="0.0063in" style:run-through="foreground" style:wrap="parallel" style:number-wrapped-paragraphs="no-limit" style:wrap-contour="false" style:vertical-pos="bottom" style:vertical-rel="page-content" style:horizontal-pos="center" style:horizontal-rel="page" draw:wrap-influence-on-position="once-concurrent" loext:allow-overlap="true" style:flow-with-text="false" loext:rel-width-rel="paragraph"/>
    </style:style>
    <style:style style:name="gr3" style:family="graphic" style:parent-style-name="Frame">
      <style:graphic-properties draw:stroke="none" svg:stroke-width="0.0138in" draw:stroke-linejoin="miter" svg:stroke-linecap="butt" draw:fill="solid" draw:fill-color="#4472c4" draw:textarea-vertical-align="bottom" draw:auto-grow-height="false" fo:min-height="1.0898in" fo:min-width="0.5764in" fo:padding-top="0.05in" fo:padding-bottom="0.05in" fo:padding-left="0.05in" fo:padding-right="0.05in" fo:wrap-option="wrap" fo:margin-left="0in" fo:margin-right="0in" fo:margin-top="0in" fo:margin-bottom="0.0055in" style:run-through="foreground" style:wrap="run-through" style:number-wrapped-paragraphs="no-limit" style:vertical-pos="from-top" style:vertical-rel="page" style:horizontal-pos="right" style:horizontal-rel="page-content" draw:wrap-influence-on-position="once-concurrent" loext:allow-overlap="true" style:flow-with-text="false" loext:rel-width-rel="page" loext:rel-height-rel="page"/>
    </style:style>
    <style:style style:name="gr4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 loext:rel-width-rel="paragraph" loext:rel-height-rel="page"/>
    </style:style>
    <style:style style:name="gr5" style:family="graphic">
      <style:graphic-properties draw:stroke="none" svg:stroke-width="0in" draw:fill="gradient" draw:fill-gradient-name="Gradient_20_1" draw:textarea-vertical-align="bottom" draw:auto-grow-height="false" draw:fit-to-size="false" style:shrink-to-fit="false" fo:min-height="3.4972in" fo:min-width="5.2957in" fo:padding-top="2.1165in" fo:padding-bottom="2.1165in" fo:padding-left="1in" fo:padding-right="1.2in" fo:wrap-option="wrap" style:run-through="background"/>
      <style:paragraph-properties style:writing-mode="lr-tb"/>
    </style:style>
    <style:style style:name="gr6" style:family="graphic">
      <style:graphic-properties draw:stroke="none" svg:stroke-width="0in" draw:fill="solid" draw:fill-color="#ffffff" draw:opacity="30%" draw:textarea-vertical-align="bottom" draw:auto-grow-height="false" draw:fit-to-size="false" style:shrink-to-fit="false" fo:min-height="0.5528in" fo:min-width="6.1189in" fo:padding-top="0.0882in" fo:padding-bottom="0.0882in" fo:padding-left="0.1in" fo:padding-right="0.1in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custom-shape text:anchor-type="char" style:rel-width="114%" draw:z-index="3" draw:name="Text Box 129" draw:style-name="gr1" draw:text-style-name="P14" svg:width="7.2071in" svg:height="1.1752in" svg:x="-0.4827in" svg:y="8.8283in"><text:p text:style-name="P8"><text:text-input text:description="">PROJECT</text:text-input></text:p><text:p text:style-name="No_20_Spacing"><text:span text:style-name="Subtle_20_Emphasis"><text:span text:style-name="T4">Team: </text:span></text:span></text:p><text:p text:style-name="No_20_Spacing"><text:span text:style-name="Subtle_20_Emphasis"><text:span text:style-name="T4">Cohort: 2020</text:span></text:span></text:p><text:p text:style-name="No_20_Spacing"><text:span text:style-name="Subtle_20_Emphasis"><text:span text:style-name="T4">Klant: </text:span></text:span></text:p><text:p text:style-name="No_20_Spacing"><text:span text:style-name="Subtle_20_Emphasis"><text:span text:style-name="T4">Versie: september 2022</text:span></text:span></text:p><text:p text:style-name="No_20_Spacing"><text:span text:style-name="Subtle_20_Emphasis"><text:span text:style-name="T4">Datum: 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style:rel-width="114%" draw:z-index="2" draw:name="Text Box 128" draw:style-name="gr2" draw:text-style-name="P14" svg:width="7.2071in" svg:height="0.1858in" svg:x="0.5307in" svg:y="9.5008in"><text:p text:style-name="No_20_Spacing"><text:text-input text:description="">ROC Mondriaan</text:text-input><text:span text:style-name="T2"> </text:span><text:span text:style-name="T6">| </text:span><text:text-input text:description="">Den Haag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114%" style:rel-height="67%" draw:z-index="0" draw:name="Group 125" draw:style-name="gr4"><draw:custom-shape draw:name="Freeform 10" draw:style-name="gr5" draw:text-style-name="P17" svg:width="7.4953in" svg:height="7.7303in" svg:x="-0.6161in" svg:y="0.5256in"><text:p text:style-name="P16"><text:span text:style-name="T11">Behoefteanalyse</text:span></text:p><draw:enhanced-geometry draw:mirror-horizontal="false" draw:mirror-vertical="false" drawooo:sub-view-size="720 700" draw:text-areas="0 0 ?f14 ?f15" svg:viewBox="0 0 0 0" draw:type="ooxml-non-primitive" draw:enhanced-path="M 0 0 C 0 644 0 644 0 644 23 650 62 658 113 665 250 685 476 700 720 644 720 617 720 617 720 617 720 0 720 0 720 0 0 0 0 0 0 0 N"><draw:equation draw:name="f0" draw:formula="0*logwidth/720"/><draw:equation draw:name="f1" draw:formula="0*logheight/700"/><draw:equation draw:name="f2" draw:formula="0*logwidth/720"/><draw:equation draw:name="f3" draw:formula="644*logheight/700"/><draw:equation draw:name="f4" draw:formula="113*logwidth/720"/><draw:equation draw:name="f5" draw:formula="665*logheight/700"/><draw:equation draw:name="f6" draw:formula="720*logwidth/720"/><draw:equation draw:name="f7" draw:formula="644*logheight/700"/><draw:equation draw:name="f8" draw:formula="720*logwidth/720"/><draw:equation draw:name="f9" draw:formula="617*logheight/700"/><draw:equation draw:name="f10" draw:formula="720*logwidth/720"/><draw:equation draw:name="f11" draw:formula="0*logheight/700"/><draw:equation draw:name="f12" draw:formula="0*logwidth/720"/><draw:equation draw:name="f13" draw:formula="0*logheight/700"/><draw:equation draw:name="f14" draw:formula="logwidth"/><draw:equation draw:name="f15" draw:formula="logheight"/></draw:enhanced-geometry></draw:custom-shape><draw:custom-shape draw:name="Freeform 11" draw:style-name="gr6" draw:text-style-name="P19" svg:width="6.3185in" svg:height="0.7287in" svg:x="0.5657in" svg:y="7.3484in"><text:p text:style-name="P18"/><draw:enhanced-geometry draw:mirror-horizontal="false" draw:mirror-vertical="false" drawooo:sub-view-size="607 66" draw:text-areas="0 0 ?f12 ?f13" svg:viewBox="0 0 0 0" draw:type="ooxml-non-primitive" draw:enhanced-path="M 607 0 C 450 44 300 57 176 57 109 57 49 53 0 48 66 58 152 66 251 66 358 66 480 56 607 27 607 0 607 0 607 0 N"><draw:equation draw:name="f0" draw:formula="607*logwidth/607"/><draw:equation draw:name="f1" draw:formula="0*logheight/66"/><draw:equation draw:name="f2" draw:formula="176*logwidth/607"/><draw:equation draw:name="f3" draw:formula="57*logheight/66"/><draw:equation draw:name="f4" draw:formula="0*logwidth/607"/><draw:equation draw:name="f5" draw:formula="48*logheight/66"/><draw:equation draw:name="f6" draw:formula="251*logwidth/607"/><draw:equation draw:name="f7" draw:formula="66*logheight/66"/><draw:equation draw:name="f8" draw:formula="607*logwidth/607"/><draw:equation draw:name="f9" draw:formula="27*logheight/66"/><draw:equation draw:name="f10" draw:formula="607*logwidth/607"/><draw:equation draw:name="f11" draw:formula="0*logheight/66"/><draw:equation draw:name="f12" draw:formula="logwidth"/><draw:equation draw:name="f13" draw:formula="logheight"/></draw:enhanced-geometry></draw:custom-shape></draw:g><draw:custom-shape text:anchor-type="char" style:rel-width="8%" style:rel-height="10%" draw:z-index="1" draw:name="Rectangle 130" draw:style-name="gr3" draw:text-style-name="P15" svg:width="0.676in" svg:height="1.1894in" svg:x="5.5917in" svg:y="0.2689in"><text:p text:style-name="P9"><field:fieldmark-start text:name="__Fieldmark__224_943551987" field:type="vnd.oasis.opendocument.field.FORMDATE"><field:param field:name="DateField_CurrentDate" field:value=""/><field:param field:name="DateField_DateFormat" field:value="yyyy"/><field:param field:name="DateField_DateFormat_Language" field:value="en-US"/></field:fieldmark-start><text:span text:style-name="T7">2022</text:span><field:fieldmark-end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Inhoud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h text:style-name="P4" text:outline-level="1"><text:bookmark-start text:name="_Toc118727080"/>Inhoud<text:bookmark-end text:name="_Toc118727080"/></text:h>
          </text:index-title>
          <text:p text:style-name="P1"><text:a xlink:type="simple" xlink:href="#_Toc118727080" text:style-name="Index_20_Link" text:visited-style-name="Index_20_Link">Inhoud</text:a><text:a xlink:type="simple" xlink:href="#_Toc118727080" text:style-name="Index_20_Link" text:visited-style-name="Index_20_Link"><text:span text:style-name="T8"><text:tab/>1</text:span></text:a></text:p>
          <text:p text:style-name="P2"><text:a xlink:type="simple" xlink:href="#_Toc118727081" text:style-name="Index_20_Link" text:visited-style-name="Index_20_Link">1</text:a><text:a xlink:type="simple" xlink:href="#_Toc118727081" text:style-name="Index_20_Link" text:visited-style-name="Index_20_Link"><text:span text:style-name="T9"><text:tab/></text:span></text:a><text:a xlink:type="simple" xlink:href="#_Toc118727081" text:style-name="Index_20_Link" text:visited-style-name="Index_20_Link">Inleiding</text:a><text:a xlink:type="simple" xlink:href="#_Toc118727081" text:style-name="Index_20_Link" text:visited-style-name="Index_20_Link"><text:span text:style-name="T8"><text:tab/>2</text:span></text:a></text:p>
          <text:p text:style-name="P2"><text:a xlink:type="simple" xlink:href="#_Toc118727082" text:style-name="Index_20_Link" text:visited-style-name="Index_20_Link">2</text:a><text:a xlink:type="simple" xlink:href="#_Toc118727082" text:style-name="Index_20_Link" text:visited-style-name="Index_20_Link"><text:span text:style-name="T9"><text:tab/></text:span></text:a><text:a xlink:type="simple" xlink:href="#_Toc118727082" text:style-name="Index_20_Link" text:visited-style-name="Index_20_Link">Missie van de klant</text:a><text:a xlink:type="simple" xlink:href="#_Toc118727082" text:style-name="Index_20_Link" text:visited-style-name="Index_20_Link"><text:span text:style-name="T8"><text:tab/>2</text:span></text:a></text:p>
          <text:p text:style-name="P2"><text:a xlink:type="simple" xlink:href="#_Toc118727083" text:style-name="Index_20_Link" text:visited-style-name="Index_20_Link">3</text:a><text:a xlink:type="simple" xlink:href="#_Toc118727083" text:style-name="Index_20_Link" text:visited-style-name="Index_20_Link"><text:span text:style-name="T9"><text:tab/></text:span></text:a><text:a xlink:type="simple" xlink:href="#_Toc118727083" text:style-name="Index_20_Link" text:visited-style-name="Index_20_Link">Huidige situatie</text:a><text:a xlink:type="simple" xlink:href="#_Toc118727083" text:style-name="Index_20_Link" text:visited-style-name="Index_20_Link"><text:span text:style-name="T8"><text:tab/>2</text:span></text:a></text:p>
          <text:p text:style-name="P2"><text:a xlink:type="simple" xlink:href="#_Toc118727084" text:style-name="Index_20_Link" text:visited-style-name="Index_20_Link">4</text:a><text:a xlink:type="simple" xlink:href="#_Toc118727084" text:style-name="Index_20_Link" text:visited-style-name="Index_20_Link"><text:span text:style-name="T9"><text:tab/></text:span></text:a><text:a xlink:type="simple" xlink:href="#_Toc118727084" text:style-name="Index_20_Link" text:visited-style-name="Index_20_Link">Gewenste situatie</text:a><text:a xlink:type="simple" xlink:href="#_Toc118727084" text:style-name="Index_20_Link" text:visited-style-name="Index_20_Link"><text:span text:style-name="T8"><text:tab/>2</text:span></text:a></text:p>
          <text:p text:style-name="P2"><text:a xlink:type="simple" xlink:href="#_Toc118727085" text:style-name="Index_20_Link" text:visited-style-name="Index_20_Link">5</text:a><text:a xlink:type="simple" xlink:href="#_Toc118727085" text:style-name="Index_20_Link" text:visited-style-name="Index_20_Link"><text:span text:style-name="T9"><text:tab/></text:span></text:a><text:a xlink:type="simple" xlink:href="#_Toc118727085" text:style-name="Index_20_Link" text:visited-style-name="Index_20_Link">Het product</text:a><text:a xlink:type="simple" xlink:href="#_Toc118727085" text:style-name="Index_20_Link" text:visited-style-name="Index_20_Link"><text:span text:style-name="T8"><text:tab/>3</text:span></text:a></text:p>
          <text:p text:style-name="P3"><text:a xlink:type="simple" xlink:href="#_Toc118727086" text:style-name="Index_20_Link" text:visited-style-name="Index_20_Link">5.1</text:a><text:a xlink:type="simple" xlink:href="#_Toc118727086" text:style-name="Index_20_Link" text:visited-style-name="Index_20_Link"><text:span text:style-name="T9"><text:tab/></text:span></text:a><text:a xlink:type="simple" xlink:href="#_Toc118727086" text:style-name="Index_20_Link" text:visited-style-name="Index_20_Link">Product eisen</text:a><text:a xlink:type="simple" xlink:href="#_Toc118727086" text:style-name="Index_20_Link" text:visited-style-name="Index_20_Link"><text:span text:style-name="T8"><text:tab/>3</text:span></text:a></text:p>
          <text:p text:style-name="P2"><text:a xlink:type="simple" xlink:href="#_Toc118727087" text:style-name="Index_20_Link" text:visited-style-name="Index_20_Link">6</text:a><text:a xlink:type="simple" xlink:href="#_Toc118727087" text:style-name="Index_20_Link" text:visited-style-name="Index_20_Link"><text:span text:style-name="T9"><text:tab/></text:span></text:a><text:a xlink:type="simple" xlink:href="#_Toc118727087" text:style-name="Index_20_Link" text:visited-style-name="Index_20_Link">Doelgroep(en)</text:a><text:a xlink:type="simple" xlink:href="#_Toc118727087" text:style-name="Index_20_Link" text:visited-style-name="Index_20_Link"><text:span text:style-name="T8"><text:tab/>3</text:span></text:a></text:p>
          <text:p text:style-name="P2"><text:a xlink:type="simple" xlink:href="#_Toc118727088" text:style-name="Index_20_Link" text:visited-style-name="Index_20_Link">7</text:a><text:a xlink:type="simple" xlink:href="#_Toc118727088" text:style-name="Index_20_Link" text:visited-style-name="Index_20_Link"><text:span text:style-name="T9"><text:tab/></text:span></text:a><text:a xlink:type="simple" xlink:href="#_Toc118727088" text:style-name="Index_20_Link" text:visited-style-name="Index_20_Link">Projectdoelstelling(en)</text:a><text:a xlink:type="simple" xlink:href="#_Toc118727088" text:style-name="Index_20_Link" text:visited-style-name="Index_20_Link"><text:span text:style-name="T8"><text:tab/>3</text:span></text:a></text:p>
          <text:p text:style-name="P2"><text:a xlink:type="simple" xlink:href="#_Toc118727089" text:style-name="Index_20_Link" text:visited-style-name="Index_20_Link">8</text:a><text:a xlink:type="simple" xlink:href="#_Toc118727089" text:style-name="Index_20_Link" text:visited-style-name="Index_20_Link"><text:span text:style-name="T9"><text:tab/></text:span></text:a><text:a xlink:type="simple" xlink:href="#_Toc118727089" text:style-name="Index_20_Link" text:visited-style-name="Index_20_Link">Technieken en codeconventies</text:a><text:a xlink:type="simple" xlink:href="#_Toc118727089" text:style-name="Index_20_Link" text:visited-style-name="Index_20_Link"><text:span text:style-name="T8"><text:tab/>3</text:span></text:a></text:p>
          <text:p text:style-name="P2"><text:a xlink:type="simple" xlink:href="#_Toc118727090" text:style-name="Index_20_Link" text:visited-style-name="Index_20_Link">9</text:a><text:a xlink:type="simple" xlink:href="#_Toc118727090" text:style-name="Index_20_Link" text:visited-style-name="Index_20_Link"><text:span text:style-name="T9"><text:tab/></text:span></text:a><text:a xlink:type="simple" xlink:href="#_Toc118727090" text:style-name="Index_20_Link" text:visited-style-name="Index_20_Link">User Stories</text:a><text:a xlink:type="simple" xlink:href="#_Toc118727090" text:style-name="Index_20_Link" text:visited-style-name="Index_20_Link"><text:span text:style-name="T8"><text:tab/>3</text:span></text:a></text:p>
          <text:p text:style-name="Standard"/>
        </text:index-body>
      </text:table-of-content>
      <text:p text:style-name="P11"/>
      <text:h text:style-name="P5" text:outline-level="1"><text:bookmark-start text:name="_Toc118727081"/>Inleiding<text:bookmark-end text:name="_Toc118727081"/></text:h>
      <text:h text:style-name="Heading_20_1" text:outline-level="1"><text:bookmark-start text:name="_Toc118727082"/>Missie van de klant<text:bookmark-end text:name="_Toc118727082"/></text:h>
      <text:p text:style-name="Standard"/>
      <text:h text:style-name="Heading_20_1" text:outline-level="1"><text:bookmark-start text:name="_Toc118727083"/>Huidige situatie<text:bookmark-end text:name="_Toc118727083"/></text:h>
      <text:p text:style-name="Standard"/>
      <text:h text:style-name="Heading_20_1" text:outline-level="1"><text:bookmark-start text:name="_Toc118727084"/>Gewenste situatie<text:bookmark-end text:name="_Toc118727084"/></text:h>
      <text:p text:style-name="P11"/>
      <text:h text:style-name="P5" text:outline-level="1"><text:bookmark-start text:name="_Toc118727085"/>Het product<text:bookmark-end text:name="_Toc118727085"/></text:h>
      <text:p text:style-name="Standard"/>
      <text:h text:style-name="Heading_20_2" text:outline-level="2"><text:bookmark-start text:name="_Toc118727086"/>Product eisen<text:bookmark-end text:name="_Toc118727086"/></text:h>
      <text:p text:style-name="Standard"/>
      <text:h text:style-name="Heading_20_1" text:outline-level="1"><text:bookmark-start text:name="_Toc118727087"/>Doelgroep(en)<text:bookmark-end text:name="_Toc118727087"/></text:h>
      <text:p text:style-name="P11"/>
      <text:h text:style-name="Heading_20_1" text:outline-level="1"><text:bookmark-start text:name="_Toc118727088"/>Projectdoelstelling(en)<text:bookmark-end text:name="_Toc118727088"/></text:h>
      <text:p text:style-name="Standard"/>
      <text:p text:style-name="Standard"/>
      <text:h text:style-name="Heading_20_1" text:outline-level="1"><text:bookmark-start text:name="_Toc118727089"/>Technieken en codeconventies<text:bookmark-end text:name="_Toc118727089"/></text:h>
      <text:p text:style-name="Standard"/>
      <text:p text:style-name="Standard"/>
      <text:h text:style-name="Heading_20_1" text:outline-level="1"><text:bookmark-start text:name="_Toc118727090"/>User Stories<text:bookmark-end text:name="_Toc118727090"/></text:h>
      <text:p text:style-name="Standard">In dit hoofdstuk bespreken we user-stories die bedacht zijn voor dit project </text:p>
      <text:p text:style-name="Standard">Geef hier de prioriteit van de user stories aan. Maak gebruik van MoSCoW. ( must, should , could, would). Geef ook aan hoe zwaar jullie denken dat deze US is (licht, gemiddeld, zwaar)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Nummer </text:p>
          </table:table-cell>
          <table:table-cell table:style-name="Table1.A1" office:value-type="string">
            <text:p text:style-name="P13">User Story</text:p>
          </table:table-cell>
          <table:table-cell table:style-name="Table1.A1" office:value-type="string">
            <text:p text:style-name="P13">MoSCoW</text:p>
          </table:table-cell>
          <table:table-cell table:style-name="Table1.A1" office:value-type="string">
            <text:p text:style-name="P13">Zwaarte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US1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US2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US3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 Light2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5e6d83" draw:end-color="#475971" draw:start-intensity="100%" draw:end-intensity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l" fo:country="NL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1" fo:font-size="11pt" fo:language="nl" fo:country="NL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Kop_20_1_20_Char" style:default-outline-level="1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2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Kop_20_2_20_Char" style:default-outline-level="2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2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Kop_20_3_20_Char" style:default-outline-level="3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2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Kop_20_4_20_Char" style:default-outline-level="4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2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Kop_20_5_20_Char" style:default-outline-level="5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2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Kop_20_6_20_Char" style:default-outline-level="6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2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Kop_20_7_20_Char" style:default-outline-level="7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2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Kop_20_8_20_Char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2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Kop_20_9_20_Char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2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No_20_Spacing" style:display-name="No Spacing" style:family="paragraph" loext:linked-style-name="Geen_20_afstand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language="en" fo:country="US" style:font-name-asian="F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tekst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Voettekst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WWNum2" style:class="index">
      <style:text-properties style:language-asian="nl" style:country-asian="N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nteks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een_20_afstand_20_Char" style:display-name="Geen afstand Char" style:family="text" style:parent-style-name="Default_20_Paragraph_20_Font" loext:linked-style-name="No_20_Spacing">
      <style:text-properties fo:language="en" fo:country="US" style:font-name-asian="F" style:font-family-generic-asian="system" style:font-pitch-asian="variable"/>
    </style:style>
    <style:style style:name="Koptekst_20_Char" style:display-name="Koptekst Char" style:family="text" style:parent-style-name="Default_20_Paragraph_20_Font" loext:linked-style-name="Header"/>
    <style:style style:name="Voettekst_20_Char" style:display-name="Voettekst Char" style:family="text" style:parent-style-name="Default_20_Paragraph_20_Font" loext:linked-style-name="Footer"/>
    <style:style style:name="Kop_20_1_20_Char" style:display-name="Kop 1 Char" style:family="text" style:parent-style-name="Default_20_Paragraph_20_Font" loext:linked-style-name="Heading_20_1">
      <style:text-properties fo:color="#2f5496" loext:opacity="100%" style:font-name="Calibri Light2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Kop_20_2_20_Char" style:display-name="Kop 2 Char" style:family="text" style:parent-style-name="Default_20_Paragraph_20_Font" loext:linked-style-name="Heading_20_2">
      <style:text-properties fo:color="#2f5496" loext:opacity="100%" style:font-name="Calibri Light2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Ballontekst_20_Char" style:display-name="Ballonteks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Kop_20_3_20_Char" style:display-name="Kop 3 Char" style:family="text" style:parent-style-name="Default_20_Paragraph_20_Font" loext:linked-style-name="Heading_20_3">
      <style:text-properties fo:color="#1f3763" loext:opacity="100%" style:font-name="Calibri Light2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Kop_20_4_20_Char" style:display-name="Kop 4 Char" style:family="text" style:parent-style-name="Default_20_Paragraph_20_Font" loext:linked-style-name="Heading_20_4">
      <style:text-properties fo:color="#2f5496" loext:opacity="100%" style:font-name="Calibri Light2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Kop_20_5_20_Char" style:display-name="Kop 5 Char" style:family="text" style:parent-style-name="Default_20_Paragraph_20_Font" loext:linked-style-name="Heading_20_5">
      <style:text-properties fo:color="#2f5496" loext:opacity="100%" style:font-name="Calibri Light2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Kop_20_6_20_Char" style:display-name="Kop 6 Char" style:family="text" style:parent-style-name="Default_20_Paragraph_20_Font" loext:linked-style-name="Heading_20_6">
      <style:text-properties fo:color="#1f3763" loext:opacity="100%" style:font-name="Calibri Light2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Kop_20_7_20_Char" style:display-name="Kop 7 Char" style:family="text" style:parent-style-name="Default_20_Paragraph_20_Font" loext:linked-style-name="Heading_20_7">
      <style:text-properties fo:color="#1f3763" loext:opacity="100%" style:font-name="Calibri Light2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Kop_20_8_20_Char" style:display-name="Kop 8 Char" style:family="text" style:parent-style-name="Default_20_Paragraph_20_Font" loext:linked-style-name="Heading_20_8">
      <style:text-properties fo:color="#272727" loext:opacity="100%" style:font-name="Calibri Light2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Kop_20_9_20_Char" style:display-name="Kop 9 Char" style:family="text" style:parent-style-name="Default_20_Paragraph_20_Font" loext:linked-style-name="Heading_20_9">
      <style:text-properties fo:color="#272727" loext:opacity="100%" style:font-name="Calibri Light2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20121" number:language="en" number:country="US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-start text:name="_Hlk45091329"/><text:bookmark-start text:name="_Hlk45091330"/>Behoefteanalyse<text:tab/>Team<text:tab/>Project<text:tab/><text:bookmark-end text:name="_Hlk45091329"/><text:bookmark-end text:name="_Hlk45091330"/></text:p>
      </style:header>
      <style:footer>
        <text:p text:style-name="Footer"><text:bookmark-start text:name="_Hlk45091963"/>Klant:<text:bookmark-end text:name="_Hlk45091963"/><text:tab/>ROC Mondriaan<text:tab/>Page <text:span text:style-name="MT1"><text:page-number text:select-page="current">3</text:page-number></text:span><text:s/>of <text:span text:style-name="MT1"><text:page-count>4</text:page-count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Behoefteanalyse</dc:title>
    <dc:subject>PROJECT</dc:subject>
    <meta:initial-creator>Roy Springer</meta:initial-creator>
    <meta:editing-cycles>11</meta:editing-cycles>
    <meta:print-date>2019-10-02T10:33:00</meta:print-date>
    <meta:creation-date>2022-09-30T08:54:00</meta:creation-date>
    <dc:date>2023-02-09T09:41:27.949000000</dc:date>
    <meta:editing-duration>PT11M10S</meta:editing-duration>
    <meta:generator>LibreOffice/7.3.7.2$Windows_X86_64 LibreOffice_project/e114eadc50a9ff8d8c8a0567d6da8f454beeb84f</meta:generator>
    <meta:document-statistic meta:table-count="1" meta:image-count="0" meta:object-count="0" meta:page-count="4" meta:paragraph-count="41" meta:word-count="157" meta:character-count="846" meta:non-whitespace-character-count="740"/>
    <meta:user-defined meta:name="AppVersion">16.0000</meta:user-defined>
    <meta:user-defined meta:name="Company">ROC Mondriaan</meta:user-defined>
    <meta:user-defined meta:name="ContentTypeId">0x010100D0E0CE36BEB3DF4C98CD2CE574A326DE</meta:user-defined>
    <meta:user-defined meta:name="MediaServiceImageTags"/>
    <meta:template xlink:type="simple" xlink:actuate="onRequest" xlink:title="Behoefteanalyse Template" xlink:href=""/>
  </office:meta>
</office:document-meta>
</file>